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9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990000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43" calcext:value-type="float">
            <text:p>43</text:p>
          </table:table-cell>
          <table:table-cell table:style-name="ce2" table:formula="of:=SUM([.C3:.C150])" office:value-type="float" office:value="33.5" calcext:value-type="float">
            <text:p>33,5</text:p>
          </table:table-cell>
          <table:table-cell table:style-name="ce2" table:formula="of:=SUM([.B2:.C2])" office:value-type="float" office:value="76.5" calcext:value-type="float">
            <text:p>76,5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UM([.B25:.C25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8" calcext:value-type="date">
            <text:p>2016-06-2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SUM([.B26:.C26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30" calcext:value-type="date">
            <text:p>2016-06-3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27:.C27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1" calcext:value-type="date">
            <text:p>2016-07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8:.C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2" calcext:value-type="date">
            <text:p>2016-07-0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29:.C2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27" calcext:value-type="date">
            <text:p>2016-07-27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UM([.B30:.C30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28" calcext:value-type="date">
            <text:p>2016-07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C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10" calcext:value-type="date">
            <text:p>2016-08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:.C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17" calcext:value-type="date">
            <text:p>2016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3:.C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29" calcext:value-type="date">
            <text:p>2016-08-29</text:p>
          </table:table-cell>
          <table:table-cell office:value-type="string" calcext:value-type="string">
            <text:p>1.5</text:p>
          </table:table-cell>
          <table:table-cell/>
          <table:table-cell table:formula="of:=SUM([.B34:.C3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31" calcext:value-type="date">
            <text:p>2016-08-31</text:p>
          </table:table-cell>
          <table:table-cell office:value-type="string" calcext:value-type="string">
            <text:p>1.5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office:forms form:automatic-focus="false" form:apply-design-mode="false"/>
        <table:shapes>
          <draw:frame draw:z-index="0" draw:style-name="gr1" draw:text-style-name="P1" svg:width="262.96mm" svg:height="128.62mm" svg:x="14.7mm" svg:y="124.65mm">
            <loext:p draw:notify-on-update-of-ranges="Reviews.A6:Reviews.A18 Reviews.B4:Reviews.B4 Reviews.B6:Reviews.B18 Reviews.C4:Reviews.C4 Reviews.C6:Reviews.C18 Reviews.D4:Reviews.D4 Reviews.D6:Reviews.D18 Reviews.E4:Reviews.E4 Reviews.E6:Reviews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8mm" svg:height="89.86mm" svg:x="233.33mm" svg:y="16.04mm">
            <loext:p draw:notify-on-update-of-ranges="Reviews.B4:Reviews.E4 Reviews.B5:Reviews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1"/>
        <table:table-column table:style-name="co1" table:number-columns-repeated="3" table:default-cell-style-name="ce16"/>
        <table:table-column table:style-name="co1" table:default-cell-style-name="ce17"/>
        <table:table-column table:style-name="co4" table:default-cell-style-name="Default"/>
        <table:table-column table:style-name="co1" table:default-cell-style-name="ce19"/>
        <table:table-column table:style-name="co5" table:default-cell-style-name="Default"/>
        <table:table-column table:style-name="co1" table:number-columns-repeated="1016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20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21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office:value-type="string" calcext:value-type="string">
            <text:p>Done in 201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ANNUAL TOTAL</text:p>
          </table:table-cell>
          <table:table-cell table:style-name="ce14" table:formula="of:=SUM([.B6:.B18])" office:value-type="float" office:value="185" calcext:value-type="float">
            <text:p>185</text:p>
          </table:table-cell>
          <table:table-cell table:style-name="ce14" table:formula="of:=SUM([.C6:.C18])" office:value-type="float" office:value="212" calcext:value-type="float">
            <text:p>212</text:p>
          </table:table-cell>
          <table:table-cell table:style-name="ce14" table:formula="of:=SUM([.D6:.D18])" office:value-type="float" office:value="209" calcext:value-type="float">
            <text:p>209</text:p>
          </table:table-cell>
          <table:table-cell table:style-name="ce14" table:formula="of:=SUM([.E6:.E18])" office:value-type="float" office:value="215" calcext:value-type="float">
            <text:p>215</text:p>
          </table:table-cell>
          <table:table-cell/>
          <table:table-cell table:style-name="ce14" table:formula="of:=SUM([.B5:.E5])" office:value-type="float" office:value="821" calcext:value-type="float">
            <text:p>8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infish – Freshwater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6:.E6])" office:value-type="float" office:value="101" calcext:value-type="float">
            <text:p>101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infish – Marine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formula="of:=SUM([.B7:.E7])" office:value-type="float" office:value="53" calcext:value-type="float">
            <text:p>53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8:.E8])"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9:.E9])"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0:.E10])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1:.E11])"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2:.E12])"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3:.E13])"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5:.E15]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" office:value-type="float" office:value="14" calcext:value-type="float">
            <text:p>14</text:p>
          </table:table-cell>
          <table:table-cell/>
          <table:table-cell table:formula="of:=SUM([.B16:.E16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al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29" calcext:value-type="float">
            <text:p>29</text:p>
          </table:table-cell>
          <table:table-cell/>
          <table:table-cell table:formula="of:=SUM([.B17:.E17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8:.E18])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-00-00</text:date>, <text:time style:data-style-name="N2" text:time-value="21:46:12.083911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8-31T21:46:29.226570063</dc:date>
    <meta:editing-duration>PT4H12M18S</meta:editing-duration>
    <meta:editing-cycles>59</meta:editing-cycles>
    <meta:generator>LibreOffice/5.0.6.2$Linux_X86_64 LibreOffice_project/00m0$Build-2</meta:generator>
    <meta:document-statistic meta:table-count="2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6:Reviews.E18 Reviews.B4:Reviews.E4" chart:data-source-has-labels="both" svg:x="0.525cm" svg:y="0.257cm" svg:width="23.751cm" svg:height="12.349cm">
          <chartooo:coordinate-region svg:x="2.01cm" svg:y="0.257cm" svg:width="22.266cm" svg:height="7.298cm"/>
          <chart:axis chart:dimension="x" chart:name="primary-x" chart:style-name="ch4" chartooo:axis-type="auto">
            <chartooo:date-scale/>
            <chart:categories table:cell-range-address="Reviews.A6:Reviews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6:Reviews.B18" chart:label-cell-address="Reviews.B4:Reviews.B4" chart:class="chart:bar">
            <chart:data-point chart:repeated="13"/>
          </chart:series>
          <chart:series chart:style-name="ch8" chart:values-cell-range-address="Reviews.C6:Reviews.C18" chart:label-cell-address="Reviews.C4:Reviews.C4" chart:class="chart:bar">
            <chart:data-point chart:repeated="13"/>
          </chart:series>
          <chart:series chart:style-name="ch9" chart:values-cell-range-address="Reviews.D6:Reviews.D18" chart:label-cell-address="Reviews.D4:Reviews.D4" chart:class="chart:bar">
            <chart:data-point chart:repeated="13"/>
          </chart:series>
          <chart:series chart:style-name="ch10" chart:values-cell-range-address="Reviews.E6:Reviews.E18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6:Reviews.A18</svg:desc>
                </draw:g>
              </table:table-cell>
              <table:table-cell office:value-type="float" office:value="19">
                <text:p>19</text:p>
                <draw:g>
                  <svg:desc>Reviews.B6:Reviews.B18</svg:desc>
                </draw:g>
              </table:table-cell>
              <table:table-cell office:value-type="float" office:value="28">
                <text:p>28</text:p>
                <draw:g>
                  <svg:desc>Reviews.C6:Reviews.C18</svg:desc>
                </draw:g>
              </table:table-cell>
              <table:table-cell office:value-type="float" office:value="34">
                <text:p>34</text:p>
                <draw:g>
                  <svg:desc>Reviews.D6:Reviews.D18</svg:desc>
                </draw:g>
              </table:table-cell>
              <table:table-cell office:value-type="float" office:value="20">
                <text:p>20</text:p>
                <draw:g>
                  <svg:desc>Reviews.E6:Reviews.E18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al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87cm" xlink:href=".." xlink:type="simple" chart:class="chart:bar" chart:style-name="ch1">
        <chart:legend chart:legend-position="end" svg:x="14.113cm" svg:y="4.194cm" style:legend-expansion="high" chart:style-name="ch2"/>
        <chart:plot-area chart:style-name="ch3" table:cell-range-address="Reviews.B4:Reviews.E5" chart:data-source-has-labels="row" svg:x="0.319cm" svg:y="0.179cm" svg:width="13.475cm" svg:height="8.629cm">
          <chartooo:coordinate-region svg:x="1.126cm" svg:y="0.378cm" svg:width="12.668cm" svg:height="7.783cm"/>
          <chart:axis chart:dimension="x" chart:name="primary-x" chart:style-name="ch4" chartooo:axis-type="auto">
            <chartooo:date-scale/>
            <chart:categories table:cell-range-address="Reviews.B4:Reviews.E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E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Reviews.B4:Reviews.E4</svg:desc>
                </draw:g>
              </table:table-cell>
              <table:table-cell office:value-type="float" office:value="2011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5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85">
                <text:p>185</text:p>
                <draw:g>
                  <svg:desc>Reviews.B5:Reviews.E5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